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erif_2.ttf" manifest:media-type="application/x-font-ttf"/>
  <manifest:file-entry manifest:full-path="Fonts/Font_CMU_Serif_1.ttf" manifest:media-type="application/x-font-ttf"/>
  <manifest:file-entry manifest:full-path="Fonts/Font_Liberation_Serif_3.ttf" manifest:media-type="application/x-font-ttf"/>
  <manifest:file-entry manifest:full-path="Fonts/Font_CMU_Serif_2.ttf" manifest:media-type="application/x-font-ttf"/>
  <manifest:file-entry manifest:full-path="Fonts/Font_Liberation_Serif_1.ttf" manifest:media-type="application/x-font-ttf"/>
  <manifest:file-entry manifest:full-path="Fonts/Font_Liberation_Serif_4.ttf" manifest:media-type="application/x-font-ttf"/>
  <manifest:file-entry manifest:full-path="Pictures/10000001000001CF0000010B41547D4925B0E714.png" manifest:media-type="image/png"/>
  <manifest:file-entry manifest:full-path="Pictures/100000010000036E000002D2F98F1604282B0CFE.png" manifest:media-type="image/png"/>
  <manifest:file-entry manifest:full-path="Pictures/10000001000001D7000000F328ECB086F2875A46.png" manifest:media-type="image/png"/>
  <manifest:file-entry manifest:full-path="Pictures/10000001000001AA00000108A990B5188BA2CA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MU Serif" svg:font-family="'CMU Serif'" style:font-family-generic="roman" style:font-pitch="variable">
      <svg:font-face-src>
        <svg:font-face-uri xlink:href="Fonts/Font_CMU_Serif_1.ttf" xlink:type="simple" loext:font-style="normal" loext:font-weight="bold">
          <svg:font-face-format svg:string="truetype"/>
        </svg:font-face-uri>
        <svg:font-face-uri xlink:href="Fonts/Font_CMU_Serif_2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svg:stroke-opacity="0%" svg:stroke-linecap="round" draw:fill-color="#ffffff" draw:opacity="100%" draw:textarea-horizontal-align="justify" draw:textarea-vertical-align="middle" draw:auto-grow-height="false" fo:min-height="0cm" fo:min-width="25.087cm" fo:padding-top="0.142cm" fo:padding-bottom="0.142cm" fo:padding-left="0.267cm" fo:padding-right="0.267cm" loext:softedge-radius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svg:stroke-color="#ffff00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svg:stroke-width="0.106cm" svg:stroke-color="#ffff00" draw:marker-start-width="0.359cm" draw:marker-end-width="0.359cm" svg:stroke-opacity="80%" draw:fill="none" loext:fill-use-slide-background="false" draw:textarea-horizontal-align="justify" draw:textarea-vertical-align="middle" draw:auto-grow-height="false" fo:min-height="1.097cm" fo:min-width="0.847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3.986cm"/>
      <style:paragraph-properties style:writing-mode="lr-tb"/>
    </style:style>
    <style:style style:name="gr7" style:family="graphic" style:parent-style-name="standard">
      <style:graphic-properties svg:stroke-width="0.106cm" svg:stroke-color="#5eb91e" draw:marker-start-width="0.359cm" draw:marker-end-width="0.359cm" svg:stroke-opacity="80%" draw:fill="none" loext:fill-use-slide-background="fals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59cm" svg:stroke-color="#5eb91e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1.547cm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svg:stroke-opacity="0%" svg:stroke-linecap="round" draw:fill-color="#ffffff" draw:opacity="100%" draw:textarea-horizontal-align="justify" draw:textarea-vertical-align="middle" draw:auto-grow-height="false" fo:min-height="0cm" fo:min-width="25.053cm" fo:padding-top="0.142cm" fo:padding-bottom="0.142cm" fo:padding-left="0.267cm" fo:padding-right="0.267cm" loext:softedge-radius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1cm" fo:min-width="7.7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81cm"/>
      <style:paragraph-properties style:writing-mode="lr-tb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1.477cm" fo:min-width="6.803cm"/>
      <style:paragraph-properties style:writing-mode="lr-tb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 fo:min-height="0.563cm" fo:min-width="13.153cm"/>
      <style:paragraph-properties style:writing-mode="lr-tb"/>
    </style:style>
    <style:style style:name="gr17" style:family="graphic" style:parent-style-name="standard">
      <style:graphic-properties draw:stroke="none" draw:fill-color="#333333" draw:textarea-horizontal-align="justify" draw:textarea-vertical-align="middle" draw:auto-grow-height="false" fo:min-height="0.563cm" fo:min-width="6.803cm"/>
      <style:paragraph-properties style:writing-mode="lr-tb"/>
    </style:style>
    <style:style style:name="gr18" style:family="graphic" style:parent-style-name="standard">
      <style:graphic-properties draw:stroke="none" draw:fill-color="#333333" draw:textarea-horizontal-align="justify" draw:textarea-vertical-align="middle" draw:auto-grow-height="false" fo:min-height="1.655cm" fo:min-width="6.485cm"/>
      <style:paragraph-properties style:writing-mode="lr-tb"/>
    </style:style>
    <style:style style:name="gr19" style:family="graphic" style:parent-style-name="standard">
      <style:graphic-properties draw:stroke="none" draw:fill-color="#333333" draw:textarea-horizontal-align="justify" draw:textarea-vertical-align="middle" draw:auto-grow-height="false" fo:min-height="0.702cm" fo:min-width="6.485cm"/>
    </style:style>
    <style:style style:name="gr20" style:family="graphic" style:parent-style-name="standard">
      <style:graphic-properties draw:stroke="none" draw:fill-color="#333333" draw:textarea-horizontal-align="justify" draw:textarea-vertical-align="middle" draw:auto-grow-height="false" fo:min-height="1.528cm" fo:min-width="6.485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/>
    </style:style>
    <style:style style:name="P2" style:family="paragraph">
      <style:paragraph-properties style:writing-mode="lr-tb"/>
      <style:text-properties style:font-name="CMU Serif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00" loext:opacity="100%" loext:color-lum-mod="100%" loext:color-lum-off="0%" fo:font-size="20pt" style:font-size-asian="20pt" style:font-size-complex="20pt"/>
    </style:style>
    <style:style style:name="P7" style:family="paragraph">
      <loext:graphic-properties draw:fill="none"/>
      <style:paragraph-properties fo:text-align="center"/>
      <style:text-properties fo:color="#bbe33d" loext:opacity="100%" loext:color-lum-mod="100%" loext:color-lum-off="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bbe33d" loext:opacity="100%" loext:color-lum-mod="100%" loext:color-lum-off="0%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MU Serif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333333"/>
      <style:paragraph-properties fo:text-align="center" style:writing-mode="lr-tb"/>
    </style:style>
    <style:style style:name="P13" style:family="paragraph">
      <loext:graphic-properties draw:fill-color="#333333"/>
      <style:paragraph-properties fo:text-align="center"/>
    </style:style>
    <style:style style:name="T1" style:family="text">
      <style:text-properties style:font-name="CMU Serif"/>
    </style:style>
    <style:style style:name="T2" style:family="text">
      <style:text-properties fo:color="#ffff00" loext:opacity="100%" style:font-name="CMU Serif" fo:font-size="20pt" style:font-size-asian="20pt" style:font-size-complex="20pt"/>
    </style:style>
    <style:style style:name="T3" style:family="text">
      <style:text-properties fo:color="#bbe33d" loext:opacity="100%" style:font-name="CMU Serif" fo:font-size="20pt" style:font-size-asian="20pt" style:font-size-complex="20pt"/>
    </style:style>
    <style:style style:name="T4" style:family="text">
      <style:text-properties fo:color="#81d41a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2" draw:layer="layout" svg:width="25.199cm" svg:height="2.629cm" svg:x="1.4cm" svg:y="0.628cm" presentation:class="title">
          <draw:text-box>
            <text:p xml:id="id1" text:id="id1"><text:span text:style-name="T1">Graph</text:span></text:p>
          </draw:text-box>
        </draw:frame>
        <draw:custom-shape draw:style-name="gr2" draw:text-style-name="P3" xml:id="id2" draw:id="id2" draw:layer="layout" svg:width="25.587cm" svg:height="0.127cm" svg:x="1.207cm" svg:y="2.857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3" draw:id="id3" draw:layer="layout" svg:width="12.247cm" svg:height="7.062cm" svg:x="4.58cm" svg:y="5.397cm">
          <draw:image xlink:href="Pictures/10000001000001CF0000010B41547D4925B0E714.png" xlink:type="simple" xlink:show="embed" xlink:actuate="onLoad" draw:mime-type="image/png">
            <text:p/>
          </draw:image>
        </draw:frame>
        <draw:polyline draw:style-name="gr4" draw:text-style-name="P4" xml:id="id4" draw:id="id4" draw:layer="layout" svg:width="2.539cm" svg:height="0cm" svg:x="14.74cm" svg:y="6.667cm" svg:viewBox="0 0 2540 0" draw:points="2540,0 0,0">
          <text:p/>
        </draw:polyline>
        <draw:custom-shape draw:style-name="gr5" draw:text-style-name="P4" xml:id="id5" draw:id="id5" draw:layer="layout" svg:width="1.905cm" svg:height="1.905cm" svg:x="12.517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xml:id="id6" draw:id="id6" draw:layer="layout" svg:width="4.486cm" svg:height="1.174cm" svg:x="17.421cm" svg:y="6.128cm">
          <draw:text-box>
            <text:p text:style-name="P5"><text:span text:style-name="T2">Vertex/Node</text:span></text:p>
          </draw:text-box>
        </draw:frame>
        <draw:path draw:style-name="gr7" draw:text-style-name="P4" xml:id="id7" draw:id="id7" draw:layer="layout" svg:width="1.976cm" svg:height="1.973cm" svg:x="13.523cm" svg:y="9.048cm" svg:viewBox="0 0 1977 1974" svg:d="M1406 29c-175-56-371-23-540 27-91 28-167 94-253 135-147 71-338 104-427 253-36 60-68 132-54 206 17 90-35 172-49 259-17 104-96 186-81 302 19 143 62 285 130 416 85 164 307 161 421 270 63 61 142 74 222 76 142 4 285-29 415-87 77-34 153-88 179-173 40-129 171-162 270-226 136-88 134-241 151-378 12-101 93-181 102-281 7-77 54-138 71-211 21-91 26-192-33-275-79-110-195-194-324-221-117-24-219-94-340-103z">
          <text:p/>
        </draw:path>
        <draw:polyline draw:style-name="gr8" draw:text-style-name="P7" xml:id="id8" draw:id="id8" draw:layer="layout" svg:width="2.857cm" svg:height="0cm" svg:x="15.692cm" svg:y="10.16cm" svg:viewBox="0 0 2858 0" draw:points="2858,0 0,0">
          <text:p/>
        </draw:polyline>
        <draw:frame draw:style-name="gr9" draw:text-style-name="P8" xml:id="id9" draw:id="id9" draw:layer="layout" svg:width="2.047cm" svg:height="1.174cm" svg:x="18.55cm" svg:y="9.621cm">
          <draw:text-box>
            <text:p text:style-name="P5"><text:span text:style-name="T3">Edg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" anim:sub-item="text" anim:iterate-type="by-letter" anim:iterate-interval="PT00H00M00.2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2" smil:attributeName="visibility" smil:to="visible"/>
                  <anim:transitionFilter smil:dur="2.5s" smil:targetElement="id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10" text:id="id10"><text:span text:style-name="T1">Basic terminology</text:span></text:p>
          </draw:text-box>
        </draw:frame>
        <draw:custom-shape draw:style-name="gr10" draw:text-style-name="P3" xml:id="id11" draw:id="id11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12" draw:id="id12" draw:layer="layout" svg:width="16.614cm" svg:height="8.571cm" svg:x="5.611cm" svg:y="4.762cm">
          <draw:image xlink:href="Pictures/10000001000001D7000000F328ECB086F2875A46.png" xlink:type="simple" xlink:show="embed" xlink:actuate="onLoad" draw:mime-type="image/png">
            <text:p/>
          </draw:image>
        </draw:frame>
        <draw:frame draw:style-name="gr11" draw:text-style-name="P10" draw:layer="layout" svg:width="5.398cm" svg:height="1.187cm" svg:x="21.907cm" svg:y="4.762cm">
          <draw:text-box>
            <text:p/>
          </draw:text-box>
        </draw:frame>
        <draw:frame draw:style-name="gr12" draw:text-style-name="P10" draw:layer="layout" svg:width="8.266cm" svg:height="1.911cm" svg:x="19.039cm" svg:y="4.762cm">
          <draw:text-box>
            <text:p xml:id="id13" text:id="id13"><text:span text:style-name="T1">E = { (1, 2, 5), (5, 2, 11),</text:span></text:p>
            <text:p xml:id="id14" text:id="id14"><text:span text:style-name="T1">(2, 4, 7), (3, 2, 3), (6, 3, 7)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0" anim:sub-item="text" anim:iterate-type="by-letter" anim:iterate-interval="PT00H00M00.1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11" smil:attributeName="visibility" smil:to="visible"/>
                  <anim:transitionFilter smil:dur="2.5s" smil:targetElement="id1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curve">
                  <anim:animateMotion smil:dur="2s" smil:fill="hold" smil:targetElement="id12" svg:path="M-0.0435 0.0101587301587302c-0.0453571428571429-0.0403174603174603-0.15875 0-0.147428571428571-0.12095238095238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15" text:id="id15"><text:span text:style-name="T1">Graph Representation</text:span></text:p>
          </draw:text-box>
        </draw:frame>
        <draw:custom-shape draw:style-name="gr10" draw:text-style-name="P3" xml:id="id16" draw:id="id16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398cm" svg:height="1.187cm" svg:x="21.907cm" svg:y="4.762cm">
          <draw:text-box>
            <text:p/>
          </draw:text-box>
        </draw:frame>
        <draw:frame draw:style-name="gr13" draw:text-style-name="P10" draw:layer="layout" svg:width="11.43cm" svg:height="1.081cm" svg:x="14.922cm" svg:y="3.999cm">
          <draw:text-box>
            <text:p xml:id="id18" text:id="id18"><text:span text:style-name="T1">Adjacency List</text:span></text:p>
          </draw:text-box>
        </draw:frame>
        <draw:frame draw:style-name="gr14" draw:text-style-name="P10" draw:layer="layout" svg:width="11.43cm" svg:height="5.231cm" svg:x="14.922cm" svg:y="5.397cm">
          <draw:text-box>
            <text:p xml:id="id19" text:id="id19"><text:span text:style-name="T1">0 </text:span><text:span text:style-name="T4">[3, 5]</text:span></text:p>
            <text:p xml:id="id20" text:id="id20"><text:span text:style-name="T1">1 </text:span><text:span text:style-name="T4">[5, 4, 2]</text:span></text:p>
            <text:p xml:id="id21" text:id="id21"><text:span text:style-name="T1">2 </text:span><text:span text:style-name="T4">[1]</text:span></text:p>
            <text:p xml:id="id22" text:id="id22"><text:span text:style-name="T1">3 </text:span><text:span text:style-name="T4">[0]</text:span></text:p>
            <text:p xml:id="id23" text:id="id23"><text:span text:style-name="T1">4 </text:span><text:span text:style-name="T4">[5, 1]</text:span></text:p>
            <text:p xml:id="id24" text:id="id24"><text:span text:style-name="T1">5 </text:span><text:span text:style-name="T4">[1, 4]</text:span></text:p>
          </draw:text-box>
        </draw:frame>
        <draw:frame draw:style-name="gr3" draw:text-style-name="P4" xml:id="id17" draw:id="id17" draw:layer="layout" svg:width="11.268cm" svg:height="6.983cm" svg:x="2.067cm" svg:y="5.397cm">
          <draw:image xlink:href="Pictures/10000001000001AA00000108A990B5188BA2CA6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15" anim:sub-item="text" anim:iterate-type="by-letter" anim:iterate-interval="PT00H00M00.06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16" smil:attributeName="visibility" smil:to="visible"/>
                  <anim:transitionFilter smil:dur="2.5s" smil:targetElement="id1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  <anim:par smil:begin="0.5s" smil:fill="hold" presentation:node-type="with-previous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2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  <anim:par smil:begin="2.5s" smil:fill="hold" presentation:node-type="with-previous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5" draw:text-style-name="P12" xml:id="id33" draw:id="id33" draw:layer="layout" svg:width="7.303cm" svg:height="1.727cm" svg:x="7.302cm" svg:y="11.837cm">
          <text:p text:style-name="P11"/>
          <draw:enhanced-geometry svg:viewBox="0 0 21600 21600" draw:type="rectangle" draw:enhanced-path="M 0 0 L 21600 0 21600 21600 0 21600 0 0 Z N"/>
        </draw:custom-shape>
        <draw:custom-shape draw:style-name="gr16" draw:text-style-name="P12" xml:id="id32" draw:id="id32" draw:layer="layout" svg:width="13.653cm" svg:height="0.813cm" svg:x="7.302cm" svg:y="11.024cm">
          <text:p text:style-name="P11"/>
          <draw:enhanced-geometry svg:viewBox="0 0 21600 21600" draw:type="rectangle" draw:enhanced-path="M 0 0 L 21600 0 21600 21600 0 21600 0 0 Z N"/>
        </draw:custom-shape>
        <draw:custom-shape draw:style-name="gr17" draw:text-style-name="P12" xml:id="id31" draw:id="id31" draw:layer="layout" svg:width="7.303cm" svg:height="0.813cm" svg:x="7.302cm" svg:y="10.16cm">
          <text:p text:style-name="P11"/>
          <draw:enhanced-geometry svg:viewBox="0 0 21600 21600" draw:type="rectangle" draw:enhanced-path="M 0 0 L 21600 0 21600 21600 0 21600 0 0 Z N"/>
        </draw:custom-shape>
        <draw:custom-shape draw:style-name="gr18" draw:text-style-name="P12" xml:id="id30" draw:id="id30" draw:layer="layout" svg:width="6.985cm" svg:height="1.905cm" svg:x="7.302cm" svg:y="7.417cm">
          <text:p text:style-name="P11"/>
          <draw:enhanced-geometry svg:viewBox="0 0 21600 21600" draw:type="rectangle" draw:enhanced-path="M 0 0 L 21600 0 21600 21600 0 21600 0 0 Z N"/>
        </draw:custom-shape>
        <draw:custom-shape draw:style-name="gr19" draw:text-style-name="P13" xml:id="id29" draw:id="id29" draw:layer="layout" svg:width="6.985cm" svg:height="0.952cm" svg:x="7.302cm" svg:y="5.7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xml:id="id28" draw:id="id28" draw:layer="layout" svg:width="6.985cm" svg:height="1.778cm" svg:x="7.302cm" svg:y="4.013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5.199cm" svg:height="2.629cm" svg:x="1.4cm" svg:y="0.629cm" presentation:class="title" presentation:user-transformed="true">
          <draw:text-box>
            <text:p xml:id="id25" text:id="id25"><text:span text:style-name="T1">Implementatio</text:span></text:p>
          </draw:text-box>
        </draw:frame>
        <draw:custom-shape draw:style-name="gr10" draw:text-style-name="P3" xml:id="id26" draw:id="id26" draw:layer="layout" svg:width="25.587cm" svg:height="0.127cm" svg:x="1.207cm" svg:y="2.858cm">
          <text:p/>
          <draw:enhanced-geometry svg:viewBox="0 0 21600 21600" draw:type="rectangle" draw:enhanced-path="M 0 0 L 21600 0 21600 21600 0 21600 0 0 Z N"/>
        </draw:custom-shape>
        <draw:frame draw:style-name="gr3" draw:text-style-name="P4" xml:id="id27" draw:id="id27" draw:layer="layout" svg:width="19.151cm" svg:height="15.749cm" svg:x="4.425cm" svg:y="0.629cm">
          <draw:image xlink:href="Pictures/100000010000036E000002D2F98F1604282B0C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" smil:targetElement="id25" anim:sub-item="text" anim:iterate-type="by-letter" anim:iterate-interval="PT00H00M00.06S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iterate>
                <anim:par smil:begin="0s" smil:fill="hold" presentation:preset-property="Direction" presentation:node-type="with-previous" presentation:preset-class="entrance" presentation:preset-id="ooo-entrance-diagonal-squares" presentation:preset-sub-type="left-to-bottom">
                  <anim:set smil:begin="0s" smil:dur="0.005s" smil:fill="hold" smil:targetElement="id26" smil:attributeName="visibility" smil:to="visible"/>
                  <anim:transitionFilter smil:dur="2.5s" smil:targetElement="id26" smil:type="waterfallWipe" smil:subtype="horizontalLeft"/>
                </anim:par>
              </anim:par>
              <anim:par smil:begin="2.7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30T18:31:28.859000000</meta:creation-date>
    <meta:generator>LibreOffice/7.4.3.2$Windows_X86_64 LibreOffice_project/1048a8393ae2eeec98dff31b5c133c5f1d08b890</meta:generator>
    <dc:date>2023-05-28T18:59:50.712000000</dc:date>
    <meta:editing-duration>PT17H31M37S</meta:editing-duration>
    <meta:editing-cycles>19</meta:editing-cycles>
    <meta:document-statistic meta:object-count="64"/>
  </office:meta>
</office:document-meta>
</file>